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table:number-columns-repeated="7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B1103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01992818" calcext:value-type="float">
            <text:p>0.001992818</text:p>
          </table:table-cell>
          <table:table-cell office:value-type="float" office:value="147094" calcext:value-type="float">
            <text:p>147094</text:p>
          </table:table-cell>
          <table:table-cell office:value-type="float" office:value="212698" calcext:value-type="float">
            <text:p>212698</text:p>
          </table:table-cell>
          <table:table-cell office:value-type="float" office:value="40.88307" calcext:value-type="float">
            <text:p>40.883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B1139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02982279" calcext:value-type="float">
            <text:p>0.002982279</text:p>
          </table:table-cell>
          <table:table-cell office:value-type="float" office:value="140350" calcext:value-type="float">
            <text:p>140350</text:p>
          </table:table-cell>
          <table:table-cell office:value-type="float" office:value="219442" calcext:value-type="float">
            <text:p>219442</text:p>
          </table:table-cell>
          <table:table-cell office:value-type="float" office:value="39.00865" calcext:value-type="float">
            <text:p>39.008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B1163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30555</text:p>
          </table:table-cell>
          <table:table-cell office:value-type="float" office:value="0.003023969" calcext:value-type="float">
            <text:p>0.003023969</text:p>
          </table:table-cell>
          <table:table-cell office:value-type="float" office:value="141113" calcext:value-type="float">
            <text:p>141113</text:p>
          </table:table-cell>
          <table:table-cell office:value-type="float" office:value="218679" calcext:value-type="float">
            <text:p>218679</text:p>
          </table:table-cell>
          <table:table-cell office:value-type="float" office:value="39.22072" calcext:value-type="float">
            <text:p>39.220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B4100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386912" calcext:value-type="float">
            <text:p>0.001386912</text:p>
          </table:table-cell>
          <table:table-cell office:value-type="float" office:value="155615" calcext:value-type="float">
            <text:p>155615</text:p>
          </table:table-cell>
          <table:table-cell office:value-type="float" office:value="204177" calcext:value-type="float">
            <text:p>204177</text:p>
          </table:table-cell>
          <table:table-cell office:value-type="float" office:value="43.25138" calcext:value-type="float">
            <text:p>43.251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B42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689865" calcext:value-type="float">
            <text:p>0.001689865</text:p>
          </table:table-cell>
          <table:table-cell office:value-type="float" office:value="149985" calcext:value-type="float">
            <text:p>149985</text:p>
          </table:table-cell>
          <table:table-cell office:value-type="float" office:value="209807" calcext:value-type="float">
            <text:p>209807</text:p>
          </table:table-cell>
          <table:table-cell office:value-type="float" office:value="41.68659" calcext:value-type="float">
            <text:p>41.6865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B452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66763" calcext:value-type="float">
            <text:p>0.00166763</text:p>
          </table:table-cell>
          <table:table-cell office:value-type="float" office:value="151014" calcext:value-type="float">
            <text:p>151014</text:p>
          </table:table-cell>
          <table:table-cell office:value-type="float" office:value="208778" calcext:value-type="float">
            <text:p>208778</text:p>
          </table:table-cell>
          <table:table-cell office:value-type="float" office:value="41.97258" calcext:value-type="float">
            <text:p>41.972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B47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014475" calcext:value-type="float">
            <text:p>0.001014475</text:p>
          </table:table-cell>
          <table:table-cell office:value-type="float" office:value="164833" calcext:value-type="float">
            <text:p>164833</text:p>
          </table:table-cell>
          <table:table-cell office:value-type="float" office:value="194959" calcext:value-type="float">
            <text:p>194959</text:p>
          </table:table-cell>
          <table:table-cell office:value-type="float" office:value="45.81341" calcext:value-type="float">
            <text:p>45.813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B475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656513" calcext:value-type="float">
            <text:p>0.001656513</text:p>
          </table:table-cell>
          <table:table-cell office:value-type="float" office:value="150669" calcext:value-type="float">
            <text:p>150669</text:p>
          </table:table-cell>
          <table:table-cell office:value-type="float" office:value="209123" calcext:value-type="float">
            <text:p>209123</text:p>
          </table:table-cell>
          <table:table-cell office:value-type="float" office:value="41.8767" calcext:value-type="float">
            <text:p>41.876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OB47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503647" calcext:value-type="float">
            <text:p>0.001503647</text:p>
          </table:table-cell>
          <table:table-cell office:value-type="float" office:value="153518" calcext:value-type="float">
            <text:p>153518</text:p>
          </table:table-cell>
          <table:table-cell office:value-type="float" office:value="206274" calcext:value-type="float">
            <text:p>206274</text:p>
          </table:table-cell>
          <table:table-cell office:value-type="float" office:value="42.66854" calcext:value-type="float">
            <text:p>42.668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B479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55</text:p>
          </table:table-cell>
          <table:table-cell office:value-type="float" office:value="0.001339663" calcext:value-type="float">
            <text:p>0.001339663</text:p>
          </table:table-cell>
          <table:table-cell office:value-type="float" office:value="150990" calcext:value-type="float">
            <text:p>150990</text:p>
          </table:table-cell>
          <table:table-cell office:value-type="float" office:value="208802" calcext:value-type="float">
            <text:p>208802</text:p>
          </table:table-cell>
          <table:table-cell office:value-type="float" office:value="41.96591" calcext:value-type="float">
            <text:p>41.9659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B510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3557611" calcext:value-type="float">
            <text:p>0.0003557611</text:p>
          </table:table-cell>
          <table:table-cell office:value-type="float" office:value="149709" calcext:value-type="float">
            <text:p>149709</text:p>
          </table:table-cell>
          <table:table-cell office:value-type="float" office:value="210083" calcext:value-type="float">
            <text:p>210083</text:p>
          </table:table-cell>
          <table:table-cell office:value-type="float" office:value="41.60987" calcext:value-type="float">
            <text:p>41.6098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B511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251301" calcext:value-type="float">
            <text:p>0.0002251301</text:p>
          </table:table-cell>
          <table:table-cell office:value-type="float" office:value="151463" calcext:value-type="float">
            <text:p>151463</text:p>
          </table:table-cell>
          <table:table-cell office:value-type="float" office:value="208329" calcext:value-type="float">
            <text:p>208329</text:p>
          </table:table-cell>
          <table:table-cell office:value-type="float" office:value="42.09738" calcext:value-type="float">
            <text:p>42.0973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B512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584827" calcext:value-type="float">
            <text:p>0.0002584827</text:p>
          </table:table-cell>
          <table:table-cell office:value-type="float" office:value="149692" calcext:value-type="float">
            <text:p>149692</text:p>
          </table:table-cell>
          <table:table-cell office:value-type="float" office:value="210100" calcext:value-type="float">
            <text:p>210100</text:p>
          </table:table-cell>
          <table:table-cell office:value-type="float" office:value="41.60515" calcext:value-type="float">
            <text:p>41.605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B51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75159" calcext:value-type="float">
            <text:p>0.000275159</text:p>
          </table:table-cell>
          <table:table-cell office:value-type="float" office:value="149787" calcext:value-type="float">
            <text:p>149787</text:p>
          </table:table-cell>
          <table:table-cell office:value-type="float" office:value="210005" calcext:value-type="float">
            <text:p>210005</text:p>
          </table:table-cell>
          <table:table-cell office:value-type="float" office:value="41.63155" calcext:value-type="float">
            <text:p>41.6315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OB52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1270178" calcext:value-type="float">
            <text:p>0.001270178</text:p>
          </table:table-cell>
          <table:table-cell office:value-type="float" office:value="152369" calcext:value-type="float">
            <text:p>152369</text:p>
          </table:table-cell>
          <table:table-cell office:value-type="float" office:value="207423" calcext:value-type="float">
            <text:p>207423</text:p>
          </table:table-cell>
          <table:table-cell office:value-type="float" office:value="42.34919" calcext:value-type="float">
            <text:p>42.349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B52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807177" calcext:value-type="float">
            <text:p>0.0002807177</text:p>
          </table:table-cell>
          <table:table-cell office:value-type="float" office:value="151717" calcext:value-type="float">
            <text:p>151717</text:p>
          </table:table-cell>
          <table:table-cell office:value-type="float" office:value="208075" calcext:value-type="float">
            <text:p>208075</text:p>
          </table:table-cell>
          <table:table-cell office:value-type="float" office:value="42.16797" calcext:value-type="float">
            <text:p>42.1679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B536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39027" calcext:value-type="float">
            <text:p>0.000239027</text:p>
          </table:table-cell>
          <table:table-cell office:value-type="float" office:value="148969" calcext:value-type="float">
            <text:p>148969</text:p>
          </table:table-cell>
          <table:table-cell office:value-type="float" office:value="210823" calcext:value-type="float">
            <text:p>210823</text:p>
          </table:table-cell>
          <table:table-cell office:value-type="float" office:value="41.4042" calcext:value-type="float">
            <text:p>41.404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B5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39027" calcext:value-type="float">
            <text:p>0.000239027</text:p>
          </table:table-cell>
          <table:table-cell office:value-type="float" office:value="150249" calcext:value-type="float">
            <text:p>150249</text:p>
          </table:table-cell>
          <table:table-cell office:value-type="float" office:value="209543" calcext:value-type="float">
            <text:p>209543</text:p>
          </table:table-cell>
          <table:table-cell office:value-type="float" office:value="41.75996" calcext:value-type="float">
            <text:p>41.7599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B54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9616667" calcext:value-type="float">
            <text:p>0.0009616667</text:p>
          </table:table-cell>
          <table:table-cell office:value-type="float" office:value="153213" calcext:value-type="float">
            <text:p>153213</text:p>
          </table:table-cell>
          <table:table-cell office:value-type="float" office:value="206579" calcext:value-type="float">
            <text:p>206579</text:p>
          </table:table-cell>
          <table:table-cell office:value-type="float" office:value="42.58377" calcext:value-type="float">
            <text:p>42.583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B54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1778806" calcext:value-type="float">
            <text:p>0.0001778806</text:p>
          </table:table-cell>
          <table:table-cell office:value-type="float" office:value="152024" calcext:value-type="float">
            <text:p>152024</text:p>
          </table:table-cell>
          <table:table-cell office:value-type="float" office:value="207768" calcext:value-type="float">
            <text:p>207768</text:p>
          </table:table-cell>
          <table:table-cell office:value-type="float" office:value="42.2533" calcext:value-type="float">
            <text:p>42.253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OB553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9310935" calcext:value-type="float">
            <text:p>0.0009310935</text:p>
          </table:table-cell>
          <table:table-cell office:value-type="float" office:value="153487" calcext:value-type="float">
            <text:p>153487</text:p>
          </table:table-cell>
          <table:table-cell office:value-type="float" office:value="206305" calcext:value-type="float">
            <text:p>206305</text:p>
          </table:table-cell>
          <table:table-cell office:value-type="float" office:value="42.65993" calcext:value-type="float">
            <text:p>42.6599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B557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557033" calcext:value-type="float">
            <text:p>0.0002557033</text:p>
          </table:table-cell>
          <table:table-cell office:value-type="float" office:value="153602" calcext:value-type="float">
            <text:p>153602</text:p>
          </table:table-cell>
          <table:table-cell office:value-type="float" office:value="206190" calcext:value-type="float">
            <text:p>206190</text:p>
          </table:table-cell>
          <table:table-cell office:value-type="float" office:value="42.69189" calcext:value-type="float">
            <text:p>42.6918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OB561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NR8212</text:p>
          </table:table-cell>
          <table:table-cell office:value-type="float" office:value="0.0002584827" calcext:value-type="float">
            <text:p>0.0002584827</text:p>
          </table:table-cell>
          <table:table-cell office:value-type="float" office:value="155271" calcext:value-type="float">
            <text:p>155271</text:p>
          </table:table-cell>
          <table:table-cell office:value-type="float" office:value="204521" calcext:value-type="float">
            <text:p>204521</text:p>
          </table:table-cell>
          <table:table-cell office:value-type="float" office:value="43.15577" calcext:value-type="float">
            <text:p>43.1557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B7180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152753" calcext:value-type="float">
            <text:p>152753</text:p>
          </table:table-cell>
          <table:table-cell office:value-type="float" office:value="207039" calcext:value-type="float">
            <text:p>207039</text:p>
          </table:table-cell>
          <table:table-cell office:value-type="float" office:value="42.45592" calcext:value-type="float">
            <text:p>42.4559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OB7197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01595366" calcext:value-type="float">
            <text:p>0.001595366</text:p>
          </table:table-cell>
          <table:table-cell office:value-type="float" office:value="144951" calcext:value-type="float">
            <text:p>144951</text:p>
          </table:table-cell>
          <table:table-cell office:value-type="float" office:value="214841" calcext:value-type="float">
            <text:p>214841</text:p>
          </table:table-cell>
          <table:table-cell office:value-type="float" office:value="40.28744" calcext:value-type="float">
            <text:p>40.2874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B725</text:p>
          </table:table-cell>
          <table:table-cell office:value-type="string" calcext:value-type="string">
            <text:p>IITA-TMS-IBA980505</text:p>
          </table:table-cell>
          <table:table-cell office:value-type="string" calcext:value-type="string">
            <text:p>IITA-TMS-IBA30555</text:p>
          </table:table-cell>
          <table:table-cell office:value-type="float" office:value="0.001648175" calcext:value-type="float">
            <text:p>0.001648175</text:p>
          </table:table-cell>
          <table:table-cell office:value-type="float" office:value="148173" calcext:value-type="float">
            <text:p>148173</text:p>
          </table:table-cell>
          <table:table-cell office:value-type="float" office:value="211619" calcext:value-type="float">
            <text:p>211619</text:p>
          </table:table-cell>
          <table:table-cell office:value-type="float" office:value="41.18296" calcext:value-type="float">
            <text:p>41.1829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ITA-TMS-BAD9200061</text:p>
          </table:table-cell>
          <table:table-cell office:value-type="string" calcext:value-type="string">
            <text:p>TMEB1</text:p>
          </table:table-cell>
          <table:table-cell office:value-type="string" calcext:value-type="string">
            <text:p>IITA-TMS-IBA91934</text:p>
          </table:table-cell>
          <table:table-cell office:value-type="float" office:value="0.0001639836" calcext:value-type="float">
            <text:p>0.0001639836</text:p>
          </table:table-cell>
          <table:table-cell office:value-type="float" office:value="149060" calcext:value-type="float">
            <text:p>149060</text:p>
          </table:table-cell>
          <table:table-cell office:value-type="float" office:value="210732" calcext:value-type="float">
            <text:p>210732</text:p>
          </table:table-cell>
          <table:table-cell office:value-type="float" office:value="41.42949" calcext:value-type="float">
            <text:p>41.4294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ITA-TMS-IBA011115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960590</text:p>
          </table:table-cell>
          <table:table-cell office:value-type="float" office:value="0.0002584827" calcext:value-type="float">
            <text:p>0.0002584827</text:p>
          </table:table-cell>
          <table:table-cell office:value-type="float" office:value="142361" calcext:value-type="float">
            <text:p>142361</text:p>
          </table:table-cell>
          <table:table-cell office:value-type="float" office:value="217431" calcext:value-type="float">
            <text:p>217431</text:p>
          </table:table-cell>
          <table:table-cell office:value-type="float" office:value="39.56758" calcext:value-type="float">
            <text:p>39.5675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IITA-TMS-IBA011206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NR8421</text:p>
          </table:table-cell>
          <table:table-cell office:value-type="float" office:value="0.0001889981" calcext:value-type="float">
            <text:p>0.0001889981</text:p>
          </table:table-cell>
          <table:table-cell office:value-type="float" office:value="141825" calcext:value-type="float">
            <text:p>141825</text:p>
          </table:table-cell>
          <table:table-cell office:value-type="float" office:value="217967" calcext:value-type="float">
            <text:p>217967</text:p>
          </table:table-cell>
          <table:table-cell office:value-type="float" office:value="39.41861" calcext:value-type="float">
            <text:p>39.4186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ITA-TMS-IBA011224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960035</text:p>
          </table:table-cell>
          <table:table-cell office:value-type="float" office:value="0.002217948" calcext:value-type="float">
            <text:p>0.002217948</text:p>
          </table:table-cell>
          <table:table-cell office:value-type="float" office:value="150235" calcext:value-type="float">
            <text:p>150235</text:p>
          </table:table-cell>
          <table:table-cell office:value-type="float" office:value="209557" calcext:value-type="float">
            <text:p>209557</text:p>
          </table:table-cell>
          <table:table-cell office:value-type="float" office:value="41.75607" calcext:value-type="float">
            <text:p>41.7560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IITA-TMS-IBA011368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IITA-TMS-IBA940263</text:p>
          </table:table-cell>
          <table:table-cell office:value-type="float" office:value="0.00005836706" calcext:value-type="float">
            <text:p>5.836706E-05</text:p>
          </table:table-cell>
          <table:table-cell office:value-type="float" office:value="154253" calcext:value-type="float">
            <text:p>154253</text:p>
          </table:table-cell>
          <table:table-cell office:value-type="float" office:value="205539" calcext:value-type="float">
            <text:p>205539</text:p>
          </table:table-cell>
          <table:table-cell office:value-type="float" office:value="42.87283" calcext:value-type="float">
            <text:p>42.872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IITA-TMS-IBA940263</text:p>
          </table:table-cell>
          <table:table-cell office:value-type="float" office:value="0.0001751012" calcext:value-type="float">
            <text:p>0.0001751012</text:p>
          </table:table-cell>
          <table:table-cell office:value-type="float" office:value="151551" calcext:value-type="float">
            <text:p>151551</text:p>
          </table:table-cell>
          <table:table-cell office:value-type="float" office:value="208241" calcext:value-type="float">
            <text:p>208241</text:p>
          </table:table-cell>
          <table:table-cell office:value-type="float" office:value="42.12184" calcext:value-type="float">
            <text:p>42.12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ITA-TMS-IBA011404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IITA-TMS-IBA950379</text:p>
          </table:table-cell>
          <table:table-cell office:value-type="float" office:value="0.003026749" calcext:value-type="float">
            <text:p>0.003026749</text:p>
          </table:table-cell>
          <table:table-cell office:value-type="float" office:value="147177" calcext:value-type="float">
            <text:p>147177</text:p>
          </table:table-cell>
          <table:table-cell office:value-type="float" office:value="212615" calcext:value-type="float">
            <text:p>212615</text:p>
          </table:table-cell>
          <table:table-cell office:value-type="float" office:value="40.90613" calcext:value-type="float">
            <text:p>40.906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ITA-TMS-IBA011412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IITA-TMS-IBA940561</text:p>
          </table:table-cell>
          <table:table-cell office:value-type="float" office:value="0.0001917775" calcext:value-type="float">
            <text:p>0.0001917775</text:p>
          </table:table-cell>
          <table:table-cell office:value-type="float" office:value="153549" calcext:value-type="float">
            <text:p>153549</text:p>
          </table:table-cell>
          <table:table-cell office:value-type="float" office:value="206243" calcext:value-type="float">
            <text:p>206243</text:p>
          </table:table-cell>
          <table:table-cell office:value-type="float" office:value="42.67716" calcext:value-type="float">
            <text:p>42.677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ITA-TMS-IBA011413</text:p>
          </table:table-cell>
          <table:table-cell office:value-type="string" calcext:value-type="string">
            <text:p>IITA-TMS-IBA950971</text:p>
          </table:table-cell>
          <table:table-cell office:value-type="string" calcext:value-type="string">
            <text:p>IITA-TMS-IBA940561</text:p>
          </table:table-cell>
          <table:table-cell office:value-type="float" office:value="0.0003835549" calcext:value-type="float">
            <text:p>0.0003835549</text:p>
          </table:table-cell>
          <table:table-cell office:value-type="float" office:value="143568" calcext:value-type="float">
            <text:p>143568</text:p>
          </table:table-cell>
          <table:table-cell office:value-type="float" office:value="216224" calcext:value-type="float">
            <text:p>216224</text:p>
          </table:table-cell>
          <table:table-cell office:value-type="float" office:value="39.90306" calcext:value-type="float">
            <text:p>39.9030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940330</text:p>
          </table:table-cell>
          <table:table-cell office:value-type="float" office:value="0.0002557033" calcext:value-type="float">
            <text:p>0.0002557033</text:p>
          </table:table-cell>
          <table:table-cell office:value-type="float" office:value="146754" calcext:value-type="float">
            <text:p>146754</text:p>
          </table:table-cell>
          <table:table-cell office:value-type="float" office:value="213038" calcext:value-type="float">
            <text:p>213038</text:p>
          </table:table-cell>
          <table:table-cell office:value-type="float" office:value="40.78857" calcext:value-type="float">
            <text:p>40.7885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ITA-TMS-IBA011560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925</text:p>
          </table:table-cell>
          <table:table-cell office:value-type="float" office:value="0.0002557033" calcext:value-type="float">
            <text:p>0.0002557033</text:p>
          </table:table-cell>
          <table:table-cell office:value-type="float" office:value="143688" calcext:value-type="float">
            <text:p>143688</text:p>
          </table:table-cell>
          <table:table-cell office:value-type="float" office:value="216104" calcext:value-type="float">
            <text:p>216104</text:p>
          </table:table-cell>
          <table:table-cell office:value-type="float" office:value="39.93641" calcext:value-type="float">
            <text:p>39.9364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ITA-TMS-IBA011646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40330</text:p>
          </table:table-cell>
          <table:table-cell office:value-type="float" office:value="0.001303531" calcext:value-type="float">
            <text:p>0.001303531</text:p>
          </table:table-cell>
          <table:table-cell office:value-type="float" office:value="144004" calcext:value-type="float">
            <text:p>144004</text:p>
          </table:table-cell>
          <table:table-cell office:value-type="float" office:value="215788" calcext:value-type="float">
            <text:p>215788</text:p>
          </table:table-cell>
          <table:table-cell office:value-type="float" office:value="40.02424" calcext:value-type="float">
            <text:p>40.024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ITA-TMS-IBA011659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379</text:p>
          </table:table-cell>
          <table:table-cell office:value-type="float" office:value="0.0003585405" calcext:value-type="float">
            <text:p>0.0003585405</text:p>
          </table:table-cell>
          <table:table-cell office:value-type="float" office:value="141305" calcext:value-type="float">
            <text:p>141305</text:p>
          </table:table-cell>
          <table:table-cell office:value-type="float" office:value="218487" calcext:value-type="float">
            <text:p>218487</text:p>
          </table:table-cell>
          <table:table-cell office:value-type="float" office:value="39.27408" calcext:value-type="float">
            <text:p>39.2740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ITA-TMS-IBA011663</text:p>
          </table:table-cell>
          <table:table-cell office:value-type="string" calcext:value-type="string">
            <text:p>IITA-TMS-IBA8902195</text:p>
          </table:table-cell>
          <table:table-cell office:value-type="string" calcext:value-type="string">
            <text:p>IITA-TMS-IBA950379</text:p>
          </table:table-cell>
          <table:table-cell office:value-type="float" office:value="0.0004252457" calcext:value-type="float">
            <text:p>0.0004252457</text:p>
          </table:table-cell>
          <table:table-cell office:value-type="float" office:value="141073" calcext:value-type="float">
            <text:p>141073</text:p>
          </table:table-cell>
          <table:table-cell office:value-type="float" office:value="218719" calcext:value-type="float">
            <text:p>218719</text:p>
          </table:table-cell>
          <table:table-cell office:value-type="float" office:value="39.2096" calcext:value-type="float">
            <text:p>39.209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ITA-TMS-IBA011731</text:p>
          </table:table-cell>
          <table:table-cell office:value-type="string" calcext:value-type="string">
            <text:p>IITA-TMS-IBA940239</text:p>
          </table:table-cell>
          <table:table-cell office:value-type="string" calcext:value-type="string">
            <text:p>TMEB117</text:p>
          </table:table-cell>
          <table:table-cell office:value-type="float" office:value="0.0003279673" calcext:value-type="float">
            <text:p>0.0003279673</text:p>
          </table:table-cell>
          <table:table-cell office:value-type="float" office:value="143031" calcext:value-type="float">
            <text:p>143031</text:p>
          </table:table-cell>
          <table:table-cell office:value-type="float" office:value="216761" calcext:value-type="float">
            <text:p>216761</text:p>
          </table:table-cell>
          <table:table-cell office:value-type="float" office:value="39.7538" calcext:value-type="float">
            <text:p>39.753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ITA-TMS-IBA011797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TMEB117</text:p>
          </table:table-cell>
          <table:table-cell office:value-type="float" office:value="0.0002918353" calcext:value-type="float">
            <text:p>0.0002918353</text:p>
          </table:table-cell>
          <table:table-cell office:value-type="float" office:value="137585" calcext:value-type="float">
            <text:p>137585</text:p>
          </table:table-cell>
          <table:table-cell office:value-type="float" office:value="222207" calcext:value-type="float">
            <text:p>222207</text:p>
          </table:table-cell>
          <table:table-cell office:value-type="float" office:value="38.24015" calcext:value-type="float">
            <text:p>38.2401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ITA-TMS-IBA011807</text:p>
          </table:table-cell>
          <table:table-cell office:value-type="string" calcext:value-type="string">
            <text:p>TMEB9</text:p>
          </table:table-cell>
          <table:table-cell office:value-type="string" calcext:value-type="string">
            <text:p>IITA-TMS-IBA91934</text:p>
          </table:table-cell>
          <table:table-cell office:value-type="float" office:value="0.0002334682" calcext:value-type="float">
            <text:p>0.0002334682</text:p>
          </table:table-cell>
          <table:table-cell office:value-type="float" office:value="144794" calcext:value-type="float">
            <text:p>144794</text:p>
          </table:table-cell>
          <table:table-cell office:value-type="float" office:value="214998" calcext:value-type="float">
            <text:p>214998</text:p>
          </table:table-cell>
          <table:table-cell office:value-type="float" office:value="40.24381" calcext:value-type="float">
            <text:p>40.2438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ITA-TMS-IBA050128</text:p>
          </table:table-cell>
          <table:table-cell office:value-type="string" calcext:value-type="string">
            <text:p>TMEB693</text:p>
          </table:table-cell>
          <table:table-cell office:value-type="string" calcext:value-type="string">
            <text:p>TMEB1</text:p>
          </table:table-cell>
          <table:table-cell office:value-type="float" office:value="0.0007643305" calcext:value-type="float">
            <text:p>0.0007643305</text:p>
          </table:table-cell>
          <table:table-cell office:value-type="float" office:value="150603" calcext:value-type="float">
            <text:p>150603</text:p>
          </table:table-cell>
          <table:table-cell office:value-type="float" office:value="209189" calcext:value-type="float">
            <text:p>209189</text:p>
          </table:table-cell>
          <table:table-cell office:value-type="float" office:value="41.85835" calcext:value-type="float">
            <text:p>41.8583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ITA-TMS-IBA050186</text:p>
          </table:table-cell>
          <table:table-cell office:value-type="string" calcext:value-type="string">
            <text:p>IITA-TMS-IBA930098</text:p>
          </table:table-cell>
          <table:table-cell office:value-type="string" calcext:value-type="string">
            <text:p>IITA-TMS-IBA940561</text:p>
          </table:table-cell>
          <table:table-cell office:value-type="float" office:value="0.0001195135" calcext:value-type="float">
            <text:p>0.0001195135</text:p>
          </table:table-cell>
          <table:table-cell office:value-type="float" office:value="149980" calcext:value-type="float">
            <text:p>149980</text:p>
          </table:table-cell>
          <table:table-cell office:value-type="float" office:value="209812" calcext:value-type="float">
            <text:p>209812</text:p>
          </table:table-cell>
          <table:table-cell office:value-type="float" office:value="41.6852" calcext:value-type="float">
            <text:p>41.685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ITA-TMS-IBA050286</text:p>
          </table:table-cell>
          <table:table-cell office:value-type="string" calcext:value-type="string">
            <text:p>IITA-TMS-IBA950379</text:p>
          </table:table-cell>
          <table:table-cell office:value-type="string" calcext:value-type="string">
            <text:p>IITA-TMS-IBA30572</text:p>
          </table:table-cell>
          <table:table-cell office:value-type="float" office:value="0.000441922" calcext:value-type="float">
            <text:p>0.000441922</text:p>
          </table:table-cell>
          <table:table-cell office:value-type="float" office:value="143167" calcext:value-type="float">
            <text:p>143167</text:p>
          </table:table-cell>
          <table:table-cell office:value-type="float" office:value="216625" calcext:value-type="float">
            <text:p>216625</text:p>
          </table:table-cell>
          <table:table-cell office:value-type="float" office:value="39.7916" calcext:value-type="float">
            <text:p>39.79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ITA-TMS-IBA050327</text:p>
          </table:table-cell>
          <table:table-cell office:value-type="string" calcext:value-type="string">
            <text:p>IITA-TMS-IBA961089A</text:p>
          </table:table-cell>
          <table:table-cell office:value-type="string" calcext:value-type="string">
            <text:p>IITA-TMS-IBA30572</text:p>
          </table:table-cell>
          <table:table-cell office:value-type="float" office:value="0.001186797" calcext:value-type="float">
            <text:p>0.001186797</text:p>
          </table:table-cell>
          <table:table-cell office:value-type="float" office:value="144370" calcext:value-type="float">
            <text:p>144370</text:p>
          </table:table-cell>
          <table:table-cell office:value-type="float" office:value="215422" calcext:value-type="float">
            <text:p>215422</text:p>
          </table:table-cell>
          <table:table-cell office:value-type="float" office:value="40.12596" calcext:value-type="float">
            <text:p>40.1259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ITA-TMS-IBA050998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TMEB3</text:p>
          </table:table-cell>
          <table:table-cell office:value-type="float" office:value="0.0004530395" calcext:value-type="float">
            <text:p>0.0004530395</text:p>
          </table:table-cell>
          <table:table-cell office:value-type="float" office:value="164835" calcext:value-type="float">
            <text:p>164835</text:p>
          </table:table-cell>
          <table:table-cell office:value-type="float" office:value="194957" calcext:value-type="float">
            <text:p>194957</text:p>
          </table:table-cell>
          <table:table-cell office:value-type="float" office:value="45.81397" calcext:value-type="float">
            <text:p>45.8139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ITA-TMS-IBA051814</text:p>
          </table:table-cell>
          <table:table-cell office:value-type="string" calcext:value-type="string">
            <text:p>IITA-TMS-IBA940561</text:p>
          </table:table-cell>
          <table:table-cell office:value-type="string" calcext:value-type="string">
            <text:p>TMEB419</text:p>
          </table:table-cell>
          <table:table-cell office:value-type="float" office:value="0.0003974519" calcext:value-type="float">
            <text:p>0.0003974519</text:p>
          </table:table-cell>
          <table:table-cell office:value-type="float" office:value="147964" calcext:value-type="float">
            <text:p>147964</text:p>
          </table:table-cell>
          <table:table-cell office:value-type="float" office:value="211828" calcext:value-type="float">
            <text:p>211828</text:p>
          </table:table-cell>
          <table:table-cell office:value-type="float" office:value="41.12487" calcext:value-type="float">
            <text:p>41.1248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ITA-TMS-IBA060889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0347423" calcext:value-type="float">
            <text:p>0.000347423</text:p>
          </table:table-cell>
          <table:table-cell office:value-type="float" office:value="130199" calcext:value-type="float">
            <text:p>130199</text:p>
          </table:table-cell>
          <table:table-cell office:value-type="float" office:value="229593" calcext:value-type="float">
            <text:p>229593</text:p>
          </table:table-cell>
          <table:table-cell office:value-type="float" office:value="36.1873" calcext:value-type="float">
            <text:p>36.187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ITA-TMS-IBA061155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0130631" calcext:value-type="float">
            <text:p>0.000130631</text:p>
          </table:table-cell>
          <table:table-cell office:value-type="float" office:value="137335" calcext:value-type="float">
            <text:p>137335</text:p>
          </table:table-cell>
          <table:table-cell office:value-type="float" office:value="222457" calcext:value-type="float">
            <text:p>222457</text:p>
          </table:table-cell>
          <table:table-cell office:value-type="float" office:value="38.17067" calcext:value-type="float">
            <text:p>38.1706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ITA-TMS-IBA061348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011659</text:p>
          </table:table-cell>
          <table:table-cell office:value-type="float" office:value="0.0003668786" calcext:value-type="float">
            <text:p>0.0003668786</text:p>
          </table:table-cell>
          <table:table-cell office:value-type="float" office:value="142780" calcext:value-type="float">
            <text:p>142780</text:p>
          </table:table-cell>
          <table:table-cell office:value-type="float" office:value="217012" calcext:value-type="float">
            <text:p>217012</text:p>
          </table:table-cell>
          <table:table-cell office:value-type="float" office:value="39.68404" calcext:value-type="float">
            <text:p>39.684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ITA-TMS-IBA061404</text:p>
          </table:table-cell>
          <table:table-cell office:value-type="string" calcext:value-type="string">
            <text:p>IITA-TMS-IBA940330</text:p>
          </table:table-cell>
          <table:table-cell office:value-type="string" calcext:value-type="string">
            <text:p>IITA-TMS-IBA011368</text:p>
          </table:table-cell>
          <table:table-cell office:value-type="float" office:value="0.001056166" calcext:value-type="float">
            <text:p>0.001056166</text:p>
          </table:table-cell>
          <table:table-cell office:value-type="float" office:value="145119" calcext:value-type="float">
            <text:p>145119</text:p>
          </table:table-cell>
          <table:table-cell office:value-type="float" office:value="214673" calcext:value-type="float">
            <text:p>214673</text:p>
          </table:table-cell>
          <table:table-cell office:value-type="float" office:value="40.33414" calcext:value-type="float">
            <text:p>40.334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ITA-TMS-IBA061577</text:p>
          </table:table-cell>
          <table:table-cell office:value-type="string" calcext:value-type="string">
            <text:p>IITA-TMS-IBA011273</text:p>
          </table:table-cell>
          <table:table-cell office:value-type="string" calcext:value-type="string">
            <text:p>IITA-TMS-IBA961089A</text:p>
          </table:table-cell>
          <table:table-cell office:value-type="float" office:value="0.0003224085" calcext:value-type="float">
            <text:p>0.0003224085</text:p>
          </table:table-cell>
          <table:table-cell office:value-type="float" office:value="140756" calcext:value-type="float">
            <text:p>140756</text:p>
          </table:table-cell>
          <table:table-cell office:value-type="float" office:value="219036" calcext:value-type="float">
            <text:p>219036</text:p>
          </table:table-cell>
          <table:table-cell office:value-type="float" office:value="39.12149" calcext:value-type="float">
            <text:p>39.1214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ITA-TMS-IBA061673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940006</text:p>
          </table:table-cell>
          <table:table-cell office:value-type="float" office:value="0.001620381" calcext:value-type="float">
            <text:p>0.001620381</text:p>
          </table:table-cell>
          <table:table-cell office:value-type="float" office:value="135570" calcext:value-type="float">
            <text:p>135570</text:p>
          </table:table-cell>
          <table:table-cell office:value-type="float" office:value="224222" calcext:value-type="float">
            <text:p>224222</text:p>
          </table:table-cell>
          <table:table-cell office:value-type="float" office:value="37.6801" calcext:value-type="float">
            <text:p>37.680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ITA-TMS-IBA061744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CB5-10(80411)</text:p>
          </table:table-cell>
          <table:table-cell office:value-type="float" office:value="0.001181238" calcext:value-type="float">
            <text:p>0.001181238</text:p>
          </table:table-cell>
          <table:table-cell office:value-type="float" office:value="147539" calcext:value-type="float">
            <text:p>147539</text:p>
          </table:table-cell>
          <table:table-cell office:value-type="float" office:value="212253" calcext:value-type="float">
            <text:p>212253</text:p>
          </table:table-cell>
          <table:table-cell office:value-type="float" office:value="41.00675" calcext:value-type="float">
            <text:p>41.0067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ITA-TMS-IBA061766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368</text:p>
          </table:table-cell>
          <table:table-cell office:value-type="float" office:value="0.0002779384" calcext:value-type="float">
            <text:p>0.0002779384</text:p>
          </table:table-cell>
          <table:table-cell office:value-type="float" office:value="147314" calcext:value-type="float">
            <text:p>147314</text:p>
          </table:table-cell>
          <table:table-cell office:value-type="float" office:value="212478" calcext:value-type="float">
            <text:p>212478</text:p>
          </table:table-cell>
          <table:table-cell office:value-type="float" office:value="40.94421" calcext:value-type="float">
            <text:p>40.9442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ITA-TMS-IBA061771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368</text:p>
          </table:table-cell>
          <table:table-cell office:value-type="float" office:value="0.0002362476" calcext:value-type="float">
            <text:p>0.0002362476</text:p>
          </table:table-cell>
          <table:table-cell office:value-type="float" office:value="145866" calcext:value-type="float">
            <text:p>145866</text:p>
          </table:table-cell>
          <table:table-cell office:value-type="float" office:value="213926" calcext:value-type="float">
            <text:p>213926</text:p>
          </table:table-cell>
          <table:table-cell office:value-type="float" office:value="40.54176" calcext:value-type="float">
            <text:p>40.5417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ITA-TMS-IBA061856</text:p>
          </table:table-cell>
          <table:table-cell office:value-type="string" calcext:value-type="string">
            <text:p>IITA-TMS-IBA011646</text:p>
          </table:table-cell>
          <table:table-cell office:value-type="string" calcext:value-type="string">
            <text:p>IITA-TMS-IBA961089A</text:p>
          </table:table-cell>
          <table:table-cell office:value-type="float" office:value="0.0003363054" calcext:value-type="float">
            <text:p>0.0003363054</text:p>
          </table:table-cell>
          <table:table-cell office:value-type="float" office:value="141467" calcext:value-type="float">
            <text:p>141467</text:p>
          </table:table-cell>
          <table:table-cell office:value-type="float" office:value="218325" calcext:value-type="float">
            <text:p>218325</text:p>
          </table:table-cell>
          <table:table-cell office:value-type="float" office:value="39.31911" calcext:value-type="float">
            <text:p>39.3191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ITA-TMS-IBA062052</text:p>
          </table:table-cell>
          <table:table-cell office:value-type="string" calcext:value-type="string">
            <text:p>IITA-TMS-IBA011115</text:p>
          </table:table-cell>
          <table:table-cell office:value-type="string" calcext:value-type="string">
            <text:p>IITA-TMS-IBA011371</text:p>
          </table:table-cell>
          <table:table-cell office:value-type="float" office:value="0.0002140125" calcext:value-type="float">
            <text:p>0.0002140125</text:p>
          </table:table-cell>
          <table:table-cell office:value-type="float" office:value="148926" calcext:value-type="float">
            <text:p>148926</text:p>
          </table:table-cell>
          <table:table-cell office:value-type="float" office:value="210866" calcext:value-type="float">
            <text:p>210866</text:p>
          </table:table-cell>
          <table:table-cell office:value-type="float" office:value="41.39225" calcext:value-type="float">
            <text:p>41.3922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ITA-TMS-IBA062116</text:p>
          </table:table-cell>
          <table:table-cell office:value-type="string" calcext:value-type="string">
            <text:p>IITA-TMS-IBA9001554</text:p>
          </table:table-cell>
          <table:table-cell office:value-type="string" calcext:value-type="string">
            <text:p>IITA-TMS-IBA011659</text:p>
          </table:table-cell>
          <table:table-cell office:value-type="float" office:value="0.0002862765" calcext:value-type="float">
            <text:p>0.0002862765</text:p>
          </table:table-cell>
          <table:table-cell office:value-type="float" office:value="143577" calcext:value-type="float">
            <text:p>143577</text:p>
          </table:table-cell>
          <table:table-cell office:value-type="float" office:value="216215" calcext:value-type="float">
            <text:p>216215</text:p>
          </table:table-cell>
          <table:table-cell office:value-type="float" office:value="39.90556" calcext:value-type="float">
            <text:p>39.905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IITA-TMS-IBA062231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659</text:p>
          </table:table-cell>
          <table:table-cell office:value-type="float" office:value="0.0001889981" calcext:value-type="float">
            <text:p>0.0001889981</text:p>
          </table:table-cell>
          <table:table-cell office:value-type="float" office:value="142001" calcext:value-type="float">
            <text:p>142001</text:p>
          </table:table-cell>
          <table:table-cell office:value-type="float" office:value="217791" calcext:value-type="float">
            <text:p>217791</text:p>
          </table:table-cell>
          <table:table-cell office:value-type="float" office:value="39.46753" calcext:value-type="float">
            <text:p>39.4675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ITA-TMS-IBA070045</text:p>
          </table:table-cell>
          <table:table-cell office:value-type="string" calcext:value-type="string">
            <text:p>IITA-TMS-IBA980002</text:p>
          </table:table-cell>
          <table:table-cell office:value-type="string" calcext:value-type="string">
            <text:p>IITA-TMS-IBA974779</text:p>
          </table:table-cell>
          <table:table-cell office:value-type="float" office:value="0.0003057322" calcext:value-type="float">
            <text:p>0.0003057322</text:p>
          </table:table-cell>
          <table:table-cell office:value-type="float" office:value="147990" calcext:value-type="float">
            <text:p>147990</text:p>
          </table:table-cell>
          <table:table-cell office:value-type="float" office:value="211802" calcext:value-type="float">
            <text:p>211802</text:p>
          </table:table-cell>
          <table:table-cell office:value-type="float" office:value="41.1321" calcext:value-type="float">
            <text:p>41.132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ITA-TMS-IBA070048</text:p>
          </table:table-cell>
          <table:table-cell office:value-type="string" calcext:value-type="string">
            <text:p>IITA-TMS-IBA991702</text:p>
          </table:table-cell>
          <table:table-cell office:value-type="string" calcext:value-type="string">
            <text:p>IITA-TMS-IBA992123</text:p>
          </table:table-cell>
          <table:table-cell office:value-type="float" office:value="0.0004252457" calcext:value-type="float">
            <text:p>0.0004252457</text:p>
          </table:table-cell>
          <table:table-cell office:value-type="float" office:value="138308" calcext:value-type="float">
            <text:p>138308</text:p>
          </table:table-cell>
          <table:table-cell office:value-type="float" office:value="221484" calcext:value-type="float">
            <text:p>221484</text:p>
          </table:table-cell>
          <table:table-cell office:value-type="float" office:value="38.4411" calcext:value-type="float">
            <text:p>38.44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IITA-TMS-IBA070094</text:p>
          </table:table-cell>
          <table:table-cell office:value-type="string" calcext:value-type="string">
            <text:p>IITA-TMS-IBA010085</text:p>
          </table:table-cell>
          <table:table-cell office:value-type="string" calcext:value-type="string">
            <text:p>IITA-TMS-IBA010131</text:p>
          </table:table-cell>
          <table:table-cell office:value-type="float" office:value="0.0003752168" calcext:value-type="float">
            <text:p>0.0003752168</text:p>
          </table:table-cell>
          <table:table-cell office:value-type="float" office:value="142826" calcext:value-type="float">
            <text:p>142826</text:p>
          </table:table-cell>
          <table:table-cell office:value-type="float" office:value="216966" calcext:value-type="float">
            <text:p>216966</text:p>
          </table:table-cell>
          <table:table-cell office:value-type="float" office:value="39.69682" calcext:value-type="float">
            <text:p>39.6968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IITA-TMS-IBA070481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35</text:p>
          </table:table-cell>
          <table:table-cell office:value-type="float" office:value="0.0002723796" calcext:value-type="float">
            <text:p>0.0002723796</text:p>
          </table:table-cell>
          <table:table-cell office:value-type="float" office:value="142113" calcext:value-type="float">
            <text:p>142113</text:p>
          </table:table-cell>
          <table:table-cell office:value-type="float" office:value="217679" calcext:value-type="float">
            <text:p>217679</text:p>
          </table:table-cell>
          <table:table-cell office:value-type="float" office:value="39.49865" calcext:value-type="float">
            <text:p>39.4986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IITA-TMS-IBA070498</text:p>
          </table:table-cell>
          <table:table-cell office:value-type="string" calcext:value-type="string">
            <text:p>IITA-TMS-IBA011413</text:p>
          </table:table-cell>
          <table:table-cell office:value-type="string" calcext:value-type="string">
            <text:p>IITA-TMS-IBA011335</text:p>
          </table:table-cell>
          <table:table-cell office:value-type="float" office:value="0.0003196291" calcext:value-type="float">
            <text:p>0.0003196291</text:p>
          </table:table-cell>
          <table:table-cell office:value-type="float" office:value="143615" calcext:value-type="float">
            <text:p>143615</text:p>
          </table:table-cell>
          <table:table-cell office:value-type="float" office:value="216177" calcext:value-type="float">
            <text:p>216177</text:p>
          </table:table-cell>
          <table:table-cell office:value-type="float" office:value="39.91612" calcext:value-type="float">
            <text:p>39.916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IITA-TMS-IBA070520</text:p>
          </table:table-cell>
          <table:table-cell office:value-type="string" calcext:value-type="string">
            <text:p>IITA-TMS-IBA011442</text:p>
          </table:table-cell>
          <table:table-cell office:value-type="string" calcext:value-type="string">
            <text:p>IITA-TMS-IBA011412</text:p>
          </table:table-cell>
          <table:table-cell office:value-type="float" office:value="0.00008894028" calcext:value-type="float">
            <text:p>8.894028E-05</text:p>
          </table:table-cell>
          <table:table-cell office:value-type="float" office:value="151900" calcext:value-type="float">
            <text:p>151900</text:p>
          </table:table-cell>
          <table:table-cell office:value-type="float" office:value="207892" calcext:value-type="float">
            <text:p>207892</text:p>
          </table:table-cell>
          <table:table-cell office:value-type="float" office:value="42.21884" calcext:value-type="float">
            <text:p>42.2188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IITA-TMS-IBA070553</text:p>
          </table:table-cell>
          <table:table-cell office:value-type="string" calcext:value-type="string">
            <text:p>IITA-TMS-IBA011663</text:p>
          </table:table-cell>
          <table:table-cell office:value-type="string" calcext:value-type="string">
            <text:p>IITA-TMS-IBA011335</text:p>
          </table:table-cell>
          <table:table-cell office:value-type="float" office:value="0.0001834393" calcext:value-type="float">
            <text:p>0.0001834393</text:p>
          </table:table-cell>
          <table:table-cell office:value-type="float" office:value="147418" calcext:value-type="float">
            <text:p>147418</text:p>
          </table:table-cell>
          <table:table-cell office:value-type="float" office:value="212374" calcext:value-type="float">
            <text:p>212374</text:p>
          </table:table-cell>
          <table:table-cell office:value-type="float" office:value="40.97312" calcext:value-type="float">
            <text:p>40.9731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ITA-TMS-IBA070874</text:p>
          </table:table-cell>
          <table:table-cell table:number-columns-repeated="2" office:value-type="string" calcext:value-type="string">
            <text:p>IITA-TMS-IBA011371</text:p>
          </table:table-cell>
          <table:table-cell office:value-type="float" office:value="0.00004724952" calcext:value-type="float">
            <text:p>4.724952E-05</text:p>
          </table:table-cell>
          <table:table-cell office:value-type="float" office:value="125017" calcext:value-type="float">
            <text:p>125017</text:p>
          </table:table-cell>
          <table:table-cell office:value-type="float" office:value="234775" calcext:value-type="float">
            <text:p>234775</text:p>
          </table:table-cell>
          <table:table-cell office:value-type="float" office:value="34.74702" calcext:value-type="float">
            <text:p>34.7470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IITA-TMS-IBA070952</text:p>
          </table:table-cell>
          <table:table-cell table:number-columns-repeated="2" office:value-type="string" calcext:value-type="string">
            <text:p>IITA-TMS-IBA011442</text:p>
          </table:table-cell>
          <table:table-cell office:value-type="float" office:value="0.001214591" calcext:value-type="float">
            <text:p>0.001214591</text:p>
          </table:table-cell>
          <table:table-cell office:value-type="float" office:value="140053" calcext:value-type="float">
            <text:p>140053</text:p>
          </table:table-cell>
          <table:table-cell office:value-type="float" office:value="219739" calcext:value-type="float">
            <text:p>219739</text:p>
          </table:table-cell>
          <table:table-cell office:value-type="float" office:value="38.9261" calcext:value-type="float">
            <text:p>38.926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IITA-TMS-IBA071295</text:p>
          </table:table-cell>
          <table:table-cell table:number-columns-repeated="2" office:value-type="string" calcext:value-type="string">
            <text:p>IITA-TMS-IBA961632</text:p>
          </table:table-cell>
          <table:table-cell office:value-type="float" office:value="0.0005114066" calcext:value-type="float">
            <text:p>0.0005114066</text:p>
          </table:table-cell>
          <table:table-cell office:value-type="float" office:value="130752" calcext:value-type="float">
            <text:p>130752</text:p>
          </table:table-cell>
          <table:table-cell office:value-type="float" office:value="229040" calcext:value-type="float">
            <text:p>229040</text:p>
          </table:table-cell>
          <table:table-cell office:value-type="float" office:value="36.341" calcext:value-type="float">
            <text:p>36.34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ITA-TMS-IBA090506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TMEB1937</text:p>
          </table:table-cell>
          <table:table-cell office:value-type="float" office:value="0.0002279095" calcext:value-type="float">
            <text:p>0.0002279095</text:p>
          </table:table-cell>
          <table:table-cell office:value-type="float" office:value="149649" calcext:value-type="float">
            <text:p>149649</text:p>
          </table:table-cell>
          <table:table-cell office:value-type="float" office:value="210143" calcext:value-type="float">
            <text:p>210143</text:p>
          </table:table-cell>
          <table:table-cell office:value-type="float" office:value="41.5932" calcext:value-type="float">
            <text:p>41.593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IITA-TMS-IBA090521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MAUNJILI</text:p>
          </table:table-cell>
          <table:table-cell office:value-type="float" office:value="0.001203473" calcext:value-type="float">
            <text:p>0.001203473</text:p>
          </table:table-cell>
          <table:table-cell office:value-type="float" office:value="159236" calcext:value-type="float">
            <text:p>159236</text:p>
          </table:table-cell>
          <table:table-cell office:value-type="float" office:value="200556" calcext:value-type="float">
            <text:p>200556</text:p>
          </table:table-cell>
          <table:table-cell office:value-type="float" office:value="44.25779" calcext:value-type="float">
            <text:p>44.2577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ITA-TMS-IBA090522</text:p>
          </table:table-cell>
          <table:table-cell office:value-type="string" calcext:value-type="string">
            <text:p>IITA-TMS-IBA974763</text:p>
          </table:table-cell>
          <table:table-cell office:value-type="string" calcext:value-type="string">
            <text:p>MAUNJILI</text:p>
          </table:table-cell>
          <table:table-cell office:value-type="float" office:value="0.00112565" calcext:value-type="float">
            <text:p>0.00112565</text:p>
          </table:table-cell>
          <table:table-cell office:value-type="float" office:value="159015" calcext:value-type="float">
            <text:p>159015</text:p>
          </table:table-cell>
          <table:table-cell office:value-type="float" office:value="200777" calcext:value-type="float">
            <text:p>200777</text:p>
          </table:table-cell>
          <table:table-cell office:value-type="float" office:value="44.19637" calcext:value-type="float">
            <text:p>44.1963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IITA-TMS-IBA940330</text:p>
          </table:table-cell>
          <table:table-cell table:number-columns-repeated="2" office:value-type="string" calcext:value-type="string">
            <text:p>IITA-TMS-IBA9102325</text:p>
          </table:table-cell>
          <table:table-cell office:value-type="float" office:value="0.0002640414" calcext:value-type="float">
            <text:p>0.0002640414</text:p>
          </table:table-cell>
          <table:table-cell office:value-type="float" office:value="133920" calcext:value-type="float">
            <text:p>133920</text:p>
          </table:table-cell>
          <table:table-cell office:value-type="float" office:value="225872" calcext:value-type="float">
            <text:p>225872</text:p>
          </table:table-cell>
          <table:table-cell office:value-type="float" office:value="37.22151" calcext:value-type="float">
            <text:p>37.2215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ITA-TMS-IBA950289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TMEB1</text:p>
          </table:table-cell>
          <table:table-cell office:value-type="float" office:value="0.0001167341" calcext:value-type="float">
            <text:p>0.0001167341</text:p>
          </table:table-cell>
          <table:table-cell office:value-type="float" office:value="151853" calcext:value-type="float">
            <text:p>151853</text:p>
          </table:table-cell>
          <table:table-cell office:value-type="float" office:value="207939" calcext:value-type="float">
            <text:p>207939</text:p>
          </table:table-cell>
          <table:table-cell office:value-type="float" office:value="42.20577" calcext:value-type="float">
            <text:p>42.2057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30572</text:p>
          </table:table-cell>
          <table:table-cell office:value-type="string" calcext:value-type="string">
            <text:p>TMEB6</text:p>
          </table:table-cell>
          <table:table-cell office:value-type="float" office:value="0.002045626" calcext:value-type="float">
            <text:p>0.002045626</text:p>
          </table:table-cell>
          <table:table-cell office:value-type="float" office:value="154386" calcext:value-type="float">
            <text:p>154386</text:p>
          </table:table-cell>
          <table:table-cell office:value-type="float" office:value="205406" calcext:value-type="float">
            <text:p>205406</text:p>
          </table:table-cell>
          <table:table-cell office:value-type="float" office:value="42.90979" calcext:value-type="float">
            <text:p>42.9097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R110005</text:p>
          </table:table-cell>
          <table:table-cell table:number-columns-repeated="2" office:value-type="string" calcext:value-type="string">
            <text:p>IITA-TMS-IBA980581</text:p>
          </table:table-cell>
          <table:table-cell office:value-type="float" office:value="0.00002779384" calcext:value-type="float">
            <text:p>2.779384E-05</text:p>
          </table:table-cell>
          <table:table-cell office:value-type="float" office:value="128142" calcext:value-type="float">
            <text:p>128142</text:p>
          </table:table-cell>
          <table:table-cell office:value-type="float" office:value="231650" calcext:value-type="float">
            <text:p>231650</text:p>
          </table:table-cell>
          <table:table-cell office:value-type="float" office:value="35.61558" calcext:value-type="float">
            <text:p>35.615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R110009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02946147" calcext:value-type="float">
            <text:p>0.0002946147</text:p>
          </table:table-cell>
          <table:table-cell office:value-type="float" office:value="169190" calcext:value-type="float">
            <text:p>169190</text:p>
          </table:table-cell>
          <table:table-cell office:value-type="float" office:value="190602" calcext:value-type="float">
            <text:p>190602</text:p>
          </table:table-cell>
          <table:table-cell office:value-type="float" office:value="47.02439" calcext:value-type="float">
            <text:p>47.024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R110012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02668208" calcext:value-type="float">
            <text:p>0.0002668208</text:p>
          </table:table-cell>
          <table:table-cell office:value-type="float" office:value="168830" calcext:value-type="float">
            <text:p>168830</text:p>
          </table:table-cell>
          <table:table-cell office:value-type="float" office:value="190962" calcext:value-type="float">
            <text:p>190962</text:p>
          </table:table-cell>
          <table:table-cell office:value-type="float" office:value="46.92433" calcext:value-type="float">
            <text:p>46.924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R110014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02696002" calcext:value-type="float">
            <text:p>0.0002696002</text:p>
          </table:table-cell>
          <table:table-cell office:value-type="float" office:value="170117" calcext:value-type="float">
            <text:p>170117</text:p>
          </table:table-cell>
          <table:table-cell office:value-type="float" office:value="189675" calcext:value-type="float">
            <text:p>189675</text:p>
          </table:table-cell>
          <table:table-cell office:value-type="float" office:value="47.28204" calcext:value-type="float">
            <text:p>47.282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R110016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02890559" calcext:value-type="float">
            <text:p>0.0002890559</text:p>
          </table:table-cell>
          <table:table-cell office:value-type="float" office:value="169062" calcext:value-type="float">
            <text:p>169062</text:p>
          </table:table-cell>
          <table:table-cell office:value-type="float" office:value="190730" calcext:value-type="float">
            <text:p>190730</text:p>
          </table:table-cell>
          <table:table-cell office:value-type="float" office:value="46.98882" calcext:value-type="float">
            <text:p>46.988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R110017</text:p>
          </table:table-cell>
          <table:table-cell table:number-columns-repeated="2" office:value-type="string" calcext:value-type="string">
            <text:p>NR010004</text:p>
          </table:table-cell>
          <table:table-cell office:value-type="float" office:value="0.0007309779" calcext:value-type="float">
            <text:p>0.0007309779</text:p>
          </table:table-cell>
          <table:table-cell office:value-type="float" office:value="171227" calcext:value-type="float">
            <text:p>171227</text:p>
          </table:table-cell>
          <table:table-cell office:value-type="float" office:value="188565" calcext:value-type="float">
            <text:p>188565</text:p>
          </table:table-cell>
          <table:table-cell office:value-type="float" office:value="47.59055" calcext:value-type="float">
            <text:p>47.5905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R110043</text:p>
          </table:table-cell>
          <table:table-cell office:value-type="string" calcext:value-type="string">
            <text:p>NR8212</text:p>
          </table:table-cell>
          <table:table-cell office:value-type="string" calcext:value-type="string">
            <text:p>IITA-TMS-IBA011368</text:p>
          </table:table-cell>
          <table:table-cell office:value-type="float" office:value="0.001598146" calcext:value-type="float">
            <text:p>0.001598146</text:p>
          </table:table-cell>
          <table:table-cell office:value-type="float" office:value="147764" calcext:value-type="float">
            <text:p>147764</text:p>
          </table:table-cell>
          <table:table-cell office:value-type="float" office:value="212028" calcext:value-type="float">
            <text:p>212028</text:p>
          </table:table-cell>
          <table:table-cell office:value-type="float" office:value="41.06928" calcext:value-type="float">
            <text:p>41.0692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R110044</text:p>
          </table:table-cell>
          <table:table-cell office:value-type="string" calcext:value-type="string">
            <text:p>NR87184</text:p>
          </table:table-cell>
          <table:table-cell office:value-type="string" calcext:value-type="string">
            <text:p>IITA-TMS-IBA972205</text:p>
          </table:table-cell>
          <table:table-cell office:value-type="float" office:value="0.001945569" calcext:value-type="float">
            <text:p>0.001945569</text:p>
          </table:table-cell>
          <table:table-cell office:value-type="float" office:value="157344" calcext:value-type="float">
            <text:p>157344</text:p>
          </table:table-cell>
          <table:table-cell office:value-type="float" office:value="202448" calcext:value-type="float">
            <text:p>202448</text:p>
          </table:table-cell>
          <table:table-cell office:value-type="float" office:value="43.73193" calcext:value-type="float">
            <text:p>43.731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R110048</text:p>
          </table:table-cell>
          <table:table-cell office:value-type="string" calcext:value-type="string">
            <text:p>NR87184</text:p>
          </table:table-cell>
          <table:table-cell office:value-type="string" calcext:value-type="string">
            <text:p>TMS911730</text:p>
          </table:table-cell>
          <table:table-cell office:value-type="float" office:value="0.0009866812" calcext:value-type="float">
            <text:p>0.0009866812</text:p>
          </table:table-cell>
          <table:table-cell office:value-type="float" office:value="160244" calcext:value-type="float">
            <text:p>160244</text:p>
          </table:table-cell>
          <table:table-cell office:value-type="float" office:value="199548" calcext:value-type="float">
            <text:p>199548</text:p>
          </table:table-cell>
          <table:table-cell office:value-type="float" office:value="44.53796" calcext:value-type="float">
            <text:p>44.5379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R110052</text:p>
          </table:table-cell>
          <table:table-cell office:value-type="string" calcext:value-type="string">
            <text:p>TMS870052</text:p>
          </table:table-cell>
          <table:table-cell office:value-type="string" calcext:value-type="string">
            <text:p>IITA-TMS-IBA011335</text:p>
          </table:table-cell>
          <table:table-cell office:value-type="float" office:value="0.001503647" calcext:value-type="float">
            <text:p>0.001503647</text:p>
          </table:table-cell>
          <table:table-cell office:value-type="float" office:value="152899" calcext:value-type="float">
            <text:p>152899</text:p>
          </table:table-cell>
          <table:table-cell office:value-type="float" office:value="206893" calcext:value-type="float">
            <text:p>206893</text:p>
          </table:table-cell>
          <table:table-cell office:value-type="float" office:value="42.4965" calcext:value-type="float">
            <text:p>42.496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R110072</text:p>
          </table:table-cell>
          <table:table-cell office:value-type="string" calcext:value-type="string">
            <text:p>TMS000355</text:p>
          </table:table-cell>
          <table:table-cell office:value-type="string" calcext:value-type="string">
            <text:p>IITA-TMS-IBA980002</text:p>
          </table:table-cell>
          <table:table-cell office:value-type="float" office:value="0.002935029" calcext:value-type="float">
            <text:p>0.002935029</text:p>
          </table:table-cell>
          <table:table-cell office:value-type="float" office:value="153256" calcext:value-type="float">
            <text:p>153256</text:p>
          </table:table-cell>
          <table:table-cell office:value-type="float" office:value="206536" calcext:value-type="float">
            <text:p>206536</text:p>
          </table:table-cell>
          <table:table-cell office:value-type="float" office:value="42.59572" calcext:value-type="float">
            <text:p>42.595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R110080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011368</text:p>
          </table:table-cell>
          <table:table-cell office:value-type="float" office:value="0.003596522" calcext:value-type="float">
            <text:p>0.003596522</text:p>
          </table:table-cell>
          <table:table-cell office:value-type="float" office:value="158046" calcext:value-type="float">
            <text:p>158046</text:p>
          </table:table-cell>
          <table:table-cell office:value-type="float" office:value="201746" calcext:value-type="float">
            <text:p>201746</text:p>
          </table:table-cell>
          <table:table-cell office:value-type="float" office:value="43.92705" calcext:value-type="float">
            <text:p>43.927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R110081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011368</text:p>
          </table:table-cell>
          <table:table-cell office:value-type="float" office:value="0.002123449" calcext:value-type="float">
            <text:p>0.002123449</text:p>
          </table:table-cell>
          <table:table-cell office:value-type="float" office:value="157300" calcext:value-type="float">
            <text:p>157300</text:p>
          </table:table-cell>
          <table:table-cell office:value-type="float" office:value="202492" calcext:value-type="float">
            <text:p>202492</text:p>
          </table:table-cell>
          <table:table-cell office:value-type="float" office:value="43.7197" calcext:value-type="float">
            <text:p>43.719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R110083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WAR940038</text:p>
          </table:table-cell>
          <table:table-cell office:value-type="float" office:value="0.001189576" calcext:value-type="float">
            <text:p>0.001189576</text:p>
          </table:table-cell>
          <table:table-cell office:value-type="float" office:value="162724" calcext:value-type="float">
            <text:p>162724</text:p>
          </table:table-cell>
          <table:table-cell office:value-type="float" office:value="197068" calcext:value-type="float">
            <text:p>197068</text:p>
          </table:table-cell>
          <table:table-cell office:value-type="float" office:value="45.22724" calcext:value-type="float">
            <text:p>45.2272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R110104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456397" calcext:value-type="float">
            <text:p>0.001456397</text:p>
          </table:table-cell>
          <table:table-cell office:value-type="float" office:value="160145" calcext:value-type="float">
            <text:p>160145</text:p>
          </table:table-cell>
          <table:table-cell office:value-type="float" office:value="199647" calcext:value-type="float">
            <text:p>199647</text:p>
          </table:table-cell>
          <table:table-cell office:value-type="float" office:value="44.51044" calcext:value-type="float">
            <text:p>44.5104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R110105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434162" calcext:value-type="float">
            <text:p>0.001434162</text:p>
          </table:table-cell>
          <table:table-cell office:value-type="float" office:value="160392" calcext:value-type="float">
            <text:p>160392</text:p>
          </table:table-cell>
          <table:table-cell office:value-type="float" office:value="199400" calcext:value-type="float">
            <text:p>199400</text:p>
          </table:table-cell>
          <table:table-cell office:value-type="float" office:value="44.57909" calcext:value-type="float">
            <text:p>44.5790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R110106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456397" calcext:value-type="float">
            <text:p>0.001456397</text:p>
          </table:table-cell>
          <table:table-cell office:value-type="float" office:value="161495" calcext:value-type="float">
            <text:p>161495</text:p>
          </table:table-cell>
          <table:table-cell office:value-type="float" office:value="198297" calcext:value-type="float">
            <text:p>198297</text:p>
          </table:table-cell>
          <table:table-cell office:value-type="float" office:value="44.88566" calcext:value-type="float">
            <text:p>44.8856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R110108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348001" calcext:value-type="float">
            <text:p>0.001348001</text:p>
          </table:table-cell>
          <table:table-cell office:value-type="float" office:value="161409" calcext:value-type="float">
            <text:p>161409</text:p>
          </table:table-cell>
          <table:table-cell office:value-type="float" office:value="198383" calcext:value-type="float">
            <text:p>198383</text:p>
          </table:table-cell>
          <table:table-cell office:value-type="float" office:value="44.86175" calcext:value-type="float">
            <text:p>44.8617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R110109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384133" calcext:value-type="float">
            <text:p>0.001384133</text:p>
          </table:table-cell>
          <table:table-cell office:value-type="float" office:value="160646" calcext:value-type="float">
            <text:p>160646</text:p>
          </table:table-cell>
          <table:table-cell office:value-type="float" office:value="199146" calcext:value-type="float">
            <text:p>199146</text:p>
          </table:table-cell>
          <table:table-cell office:value-type="float" office:value="44.64969" calcext:value-type="float">
            <text:p>44.6496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R110110</text:p>
          </table:table-cell>
          <table:table-cell office:value-type="string" calcext:value-type="string">
            <text:p>IITA-TMS-IBA010090</text:p>
          </table:table-cell>
          <table:table-cell office:value-type="string" calcext:value-type="string">
            <text:p>IITA-TMS-IBA980002</text:p>
          </table:table-cell>
          <table:table-cell office:value-type="float" office:value="0.001364677" calcext:value-type="float">
            <text:p>0.001364677</text:p>
          </table:table-cell>
          <table:table-cell office:value-type="float" office:value="161491" calcext:value-type="float">
            <text:p>161491</text:p>
          </table:table-cell>
          <table:table-cell office:value-type="float" office:value="198301" calcext:value-type="float">
            <text:p>198301</text:p>
          </table:table-cell>
          <table:table-cell office:value-type="float" office:value="44.88454" calcext:value-type="float">
            <text:p>44.8845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R110112</text:p>
          </table:table-cell>
          <table:table-cell office:value-type="string" calcext:value-type="string">
            <text:p>IITA-TMS-IBA010103</text:p>
          </table:table-cell>
          <table:table-cell office:value-type="string" calcext:value-type="string">
            <text:p>TMS911730</text:p>
          </table:table-cell>
          <table:table-cell office:value-type="float" office:value="0.002746031" calcext:value-type="float">
            <text:p>0.002746031</text:p>
          </table:table-cell>
          <table:table-cell office:value-type="float" office:value="159178" calcext:value-type="float">
            <text:p>159178</text:p>
          </table:table-cell>
          <table:table-cell office:value-type="float" office:value="200614" calcext:value-type="float">
            <text:p>200614</text:p>
          </table:table-cell>
          <table:table-cell office:value-type="float" office:value="44.24167" calcext:value-type="float">
            <text:p>44.2416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R110118</text:p>
          </table:table-cell>
          <table:table-cell office:value-type="string" calcext:value-type="string">
            <text:p>IITA-TMS-IBA011335</text:p>
          </table:table-cell>
          <table:table-cell office:value-type="string" calcext:value-type="string">
            <text:p>IITA-TMS-IBA980002</text:p>
          </table:table-cell>
          <table:table-cell office:value-type="float" office:value="0.001770467" calcext:value-type="float">
            <text:p>0.001770467</text:p>
          </table:table-cell>
          <table:table-cell office:value-type="float" office:value="151246" calcext:value-type="float">
            <text:p>151246</text:p>
          </table:table-cell>
          <table:table-cell office:value-type="float" office:value="208546" calcext:value-type="float">
            <text:p>208546</text:p>
          </table:table-cell>
          <table:table-cell office:value-type="float" office:value="42.03707" calcext:value-type="float">
            <text:p>42.0370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R110122</text:p>
          </table:table-cell>
          <table:table-cell office:value-type="string" calcext:value-type="string">
            <text:p>IITA-TMS-IBA011368</text:p>
          </table:table-cell>
          <table:table-cell office:value-type="string" calcext:value-type="string">
            <text:p>IITA-TMS-IBA011442</text:p>
          </table:table-cell>
          <table:table-cell office:value-type="float" office:value="0.0007726687" calcext:value-type="float">
            <text:p>0.0007726687</text:p>
          </table:table-cell>
          <table:table-cell office:value-type="float" office:value="152074" calcext:value-type="float">
            <text:p>152074</text:p>
          </table:table-cell>
          <table:table-cell office:value-type="float" office:value="207718" calcext:value-type="float">
            <text:p>207718</text:p>
          </table:table-cell>
          <table:table-cell office:value-type="float" office:value="42.2672" calcext:value-type="float">
            <text:p>42.2672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R110141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68</text:p>
          </table:table-cell>
          <table:table-cell office:value-type="float" office:value="0.0009088585" calcext:value-type="float">
            <text:p>0.0009088585</text:p>
          </table:table-cell>
          <table:table-cell office:value-type="float" office:value="138927" calcext:value-type="float">
            <text:p>138927</text:p>
          </table:table-cell>
          <table:table-cell office:value-type="float" office:value="220865" calcext:value-type="float">
            <text:p>220865</text:p>
          </table:table-cell>
          <table:table-cell office:value-type="float" office:value="38.61314" calcext:value-type="float">
            <text:p>38.61314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NR110143</text:p>
          </table:table-cell>
          <table:table-cell office:value-type="string" calcext:value-type="string">
            <text:p>IITA-TMS-IBA011371</text:p>
          </table:table-cell>
          <table:table-cell office:value-type="string" calcext:value-type="string">
            <text:p>IITA-TMS-IBA011368</text:p>
          </table:table-cell>
          <table:table-cell office:value-type="float" office:value="0.002376373" calcext:value-type="float">
            <text:p>0.002376373</text:p>
          </table:table-cell>
          <table:table-cell office:value-type="float" office:value="142656" calcext:value-type="float">
            <text:p>142656</text:p>
          </table:table-cell>
          <table:table-cell office:value-type="float" office:value="217136" calcext:value-type="float">
            <text:p>217136</text:p>
          </table:table-cell>
          <table:table-cell office:value-type="float" office:value="39.64958" calcext:value-type="float">
            <text:p>39.6495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NR110158</text:p>
          </table:table-cell>
          <table:table-cell office:value-type="string" calcext:value-type="string">
            <text:p>IITA-TMS-IBA011560</text:p>
          </table:table-cell>
          <table:table-cell office:value-type="string" calcext:value-type="string">
            <text:p>IITA-TMS-IBA972205</text:p>
          </table:table-cell>
          <table:table-cell office:value-type="float" office:value="0.001734335" calcext:value-type="float">
            <text:p>0.001734335</text:p>
          </table:table-cell>
          <table:table-cell office:value-type="float" office:value="157442" calcext:value-type="float">
            <text:p>157442</text:p>
          </table:table-cell>
          <table:table-cell office:value-type="float" office:value="202350" calcext:value-type="float">
            <text:p>202350</text:p>
          </table:table-cell>
          <table:table-cell office:value-type="float" office:value="43.75917" calcext:value-type="float">
            <text:p>43.75917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R110183</text:p>
          </table:table-cell>
          <table:table-cell office:value-type="string" calcext:value-type="string">
            <text:p>W940006</text:p>
          </table:table-cell>
          <table:table-cell office:value-type="string" calcext:value-type="string">
            <text:p>IITA-TMS-IBA011371</text:p>
          </table:table-cell>
          <table:table-cell office:value-type="float" office:value="0.0001639836" calcext:value-type="float">
            <text:p>0.0001639836</text:p>
          </table:table-cell>
          <table:table-cell office:value-type="float" office:value="153757" calcext:value-type="float">
            <text:p>153757</text:p>
          </table:table-cell>
          <table:table-cell office:value-type="float" office:value="206035" calcext:value-type="float">
            <text:p>206035</text:p>
          </table:table-cell>
          <table:table-cell office:value-type="float" office:value="42.73497" calcext:value-type="float">
            <text:p>42.73497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NR110194</text:p>
          </table:table-cell>
          <table:table-cell office:value-type="string" calcext:value-type="string">
            <text:p>IITA-TMS-IBA972205</text:p>
          </table:table-cell>
          <table:table-cell office:value-type="string" calcext:value-type="string">
            <text:p>IITA-TMS-IBA011442</text:p>
          </table:table-cell>
          <table:table-cell office:value-type="float" office:value="0.0009449904" calcext:value-type="float">
            <text:p>0.0009449904</text:p>
          </table:table-cell>
          <table:table-cell office:value-type="float" office:value="154087" calcext:value-type="float">
            <text:p>154087</text:p>
          </table:table-cell>
          <table:table-cell office:value-type="float" office:value="205705" calcext:value-type="float">
            <text:p>205705</text:p>
          </table:table-cell>
          <table:table-cell office:value-type="float" office:value="42.82669" calcext:value-type="float">
            <text:p>42.82669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NR110213</text:p>
          </table:table-cell>
          <table:table-cell office:value-type="string" calcext:value-type="string">
            <text:p>IITA-TMS-MMM96JW1</text:p>
          </table:table-cell>
          <table:table-cell office:value-type="string" calcext:value-type="string">
            <text:p>IITA-TMS-IBA980581</text:p>
          </table:table-cell>
          <table:table-cell office:value-type="float" office:value="0.002395829" calcext:value-type="float">
            <text:p>0.002395829</text:p>
          </table:table-cell>
          <table:table-cell office:value-type="float" office:value="149495" calcext:value-type="float">
            <text:p>149495</text:p>
          </table:table-cell>
          <table:table-cell office:value-type="float" office:value="210297" calcext:value-type="float">
            <text:p>210297</text:p>
          </table:table-cell>
          <table:table-cell office:value-type="float" office:value="41.5504" calcext:value-type="float">
            <text:p>41.550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NR110214</text:p>
          </table:table-cell>
          <table:table-cell office:value-type="string" calcext:value-type="string">
            <text:p>IITA-TMS-MMM96JW1</text:p>
          </table:table-cell>
          <table:table-cell office:value-type="string" calcext:value-type="string">
            <text:p>IITA-TMS-IBA980581</text:p>
          </table:table-cell>
          <table:table-cell office:value-type="float" office:value="0.002137346" calcext:value-type="float">
            <text:p>0.002137346</text:p>
          </table:table-cell>
          <table:table-cell office:value-type="float" office:value="152297" calcext:value-type="float">
            <text:p>152297</text:p>
          </table:table-cell>
          <table:table-cell office:value-type="float" office:value="207495" calcext:value-type="float">
            <text:p>207495</text:p>
          </table:table-cell>
          <table:table-cell office:value-type="float" office:value="42.32918" calcext:value-type="float">
            <text:p>42.329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UG120078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05764442" calcext:value-type="float">
            <text:p>0.005764442</text:p>
          </table:table-cell>
          <table:table-cell office:value-type="float" office:value="134986" calcext:value-type="float">
            <text:p>134986</text:p>
          </table:table-cell>
          <table:table-cell office:value-type="float" office:value="224806" calcext:value-type="float">
            <text:p>224806</text:p>
          </table:table-cell>
          <table:table-cell office:value-type="float" office:value="37.51779" calcext:value-type="float">
            <text:p>37.517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UG120088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4166296" calcext:value-type="float">
            <text:p>0.004166296</text:p>
          </table:table-cell>
          <table:table-cell office:value-type="float" office:value="140392" calcext:value-type="float">
            <text:p>140392</text:p>
          </table:table-cell>
          <table:table-cell office:value-type="float" office:value="219400" calcext:value-type="float">
            <text:p>219400</text:p>
          </table:table-cell>
          <table:table-cell office:value-type="float" office:value="39.02032" calcext:value-type="float">
            <text:p>39.020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UG120104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02084538" calcext:value-type="float">
            <text:p>0.0002084538</text:p>
          </table:table-cell>
          <table:table-cell office:value-type="float" office:value="138572" calcext:value-type="float">
            <text:p>138572</text:p>
          </table:table-cell>
          <table:table-cell office:value-type="float" office:value="221220" calcext:value-type="float">
            <text:p>221220</text:p>
          </table:table-cell>
          <table:table-cell office:value-type="float" office:value="38.51448" calcext:value-type="float">
            <text:p>38.514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G120126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01806599" calcext:value-type="float">
            <text:p>0.0001806599</text:p>
          </table:table-cell>
          <table:table-cell office:value-type="float" office:value="137513" calcext:value-type="float">
            <text:p>137513</text:p>
          </table:table-cell>
          <table:table-cell office:value-type="float" office:value="222279" calcext:value-type="float">
            <text:p>222279</text:p>
          </table:table-cell>
          <table:table-cell office:value-type="float" office:value="38.22014" calcext:value-type="float">
            <text:p>38.220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G120127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02279095" calcext:value-type="float">
            <text:p>0.0002279095</text:p>
          </table:table-cell>
          <table:table-cell office:value-type="float" office:value="136902" calcext:value-type="float">
            <text:p>136902</text:p>
          </table:table-cell>
          <table:table-cell office:value-type="float" office:value="222890" calcext:value-type="float">
            <text:p>222890</text:p>
          </table:table-cell>
          <table:table-cell office:value-type="float" office:value="38.05032" calcext:value-type="float">
            <text:p>38.050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UG120129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02223507" calcext:value-type="float">
            <text:p>0.0002223507</text:p>
          </table:table-cell>
          <table:table-cell office:value-type="float" office:value="138523" calcext:value-type="float">
            <text:p>138523</text:p>
          </table:table-cell>
          <table:table-cell office:value-type="float" office:value="221269" calcext:value-type="float">
            <text:p>221269</text:p>
          </table:table-cell>
          <table:table-cell office:value-type="float" office:value="38.50086" calcext:value-type="float">
            <text:p>38.500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UG120130</text:p>
          </table:table-cell>
          <table:table-cell table:number-columns-repeated="2" office:value-type="string" calcext:value-type="string">
            <text:p>UG110017</text:p>
          </table:table-cell>
          <table:table-cell office:value-type="float" office:value="0.00369658" calcext:value-type="float">
            <text:p>0.00369658</text:p>
          </table:table-cell>
          <table:table-cell office:value-type="float" office:value="138020" calcext:value-type="float">
            <text:p>138020</text:p>
          </table:table-cell>
          <table:table-cell office:value-type="float" office:value="221772" calcext:value-type="float">
            <text:p>221772</text:p>
          </table:table-cell>
          <table:table-cell office:value-type="float" office:value="38.36105" calcext:value-type="float">
            <text:p>38.361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UG120136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03643772" calcext:value-type="float">
            <text:p>0.003643772</text:p>
          </table:table-cell>
          <table:table-cell office:value-type="float" office:value="139240" calcext:value-type="float">
            <text:p>139240</text:p>
          </table:table-cell>
          <table:table-cell office:value-type="float" office:value="220552" calcext:value-type="float">
            <text:p>220552</text:p>
          </table:table-cell>
          <table:table-cell office:value-type="float" office:value="38.70014" calcext:value-type="float">
            <text:p>38.700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UG120138</text:p>
          </table:table-cell>
          <table:table-cell table:number-columns-repeated="2" office:value-type="string" calcext:value-type="string">
            <text:p>UG110039</text:p>
          </table:table-cell>
          <table:table-cell office:value-type="float" office:value="0.002979499" calcext:value-type="float">
            <text:p>0.002979499</text:p>
          </table:table-cell>
          <table:table-cell office:value-type="float" office:value="142212" calcext:value-type="float">
            <text:p>142212</text:p>
          </table:table-cell>
          <table:table-cell office:value-type="float" office:value="217580" calcext:value-type="float">
            <text:p>217580</text:p>
          </table:table-cell>
          <table:table-cell office:value-type="float" office:value="39.52617" calcext:value-type="float">
            <text:p>39.526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G120140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01945569" calcext:value-type="float">
            <text:p>0.0001945569</text:p>
          </table:table-cell>
          <table:table-cell office:value-type="float" office:value="145126" calcext:value-type="float">
            <text:p>145126</text:p>
          </table:table-cell>
          <table:table-cell office:value-type="float" office:value="214666" calcext:value-type="float">
            <text:p>214666</text:p>
          </table:table-cell>
          <table:table-cell office:value-type="float" office:value="40.33608" calcext:value-type="float">
            <text:p>40.336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G120142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02084538" calcext:value-type="float">
            <text:p>0.0002084538</text:p>
          </table:table-cell>
          <table:table-cell office:value-type="float" office:value="143875" calcext:value-type="float">
            <text:p>143875</text:p>
          </table:table-cell>
          <table:table-cell office:value-type="float" office:value="215917" calcext:value-type="float">
            <text:p>215917</text:p>
          </table:table-cell>
          <table:table-cell office:value-type="float" office:value="39.98838" calcext:value-type="float">
            <text:p>39.988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G120145</text:p>
          </table:table-cell>
          <table:table-cell table:number-columns-repeated="2" office:value-type="string" calcext:value-type="string">
            <text:p>UG110003</text:p>
          </table:table-cell>
          <table:table-cell office:value-type="float" office:value="0.0003085116" calcext:value-type="float">
            <text:p>0.0003085116</text:p>
          </table:table-cell>
          <table:table-cell office:value-type="float" office:value="138990" calcext:value-type="float">
            <text:p>138990</text:p>
          </table:table-cell>
          <table:table-cell office:value-type="float" office:value="220802" calcext:value-type="float">
            <text:p>220802</text:p>
          </table:table-cell>
          <table:table-cell office:value-type="float" office:value="38.63065" calcext:value-type="float">
            <text:p>38.630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G120162</text:p>
          </table:table-cell>
          <table:table-cell table:number-columns-repeated="2" office:value-type="string" calcext:value-type="string">
            <text:p>UG110014</text:p>
          </table:table-cell>
          <table:table-cell office:value-type="float" office:value="0.0002084538" calcext:value-type="float">
            <text:p>0.0002084538</text:p>
          </table:table-cell>
          <table:table-cell office:value-type="float" office:value="133742" calcext:value-type="float">
            <text:p>133742</text:p>
          </table:table-cell>
          <table:table-cell office:value-type="float" office:value="226050" calcext:value-type="float">
            <text:p>226050</text:p>
          </table:table-cell>
          <table:table-cell office:value-type="float" office:value="37.17203" calcext:value-type="float">
            <text:p>37.172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UG120165</text:p>
          </table:table-cell>
          <table:table-cell table:number-columns-repeated="2" office:value-type="string" calcext:value-type="string">
            <text:p>UG110014</text:p>
          </table:table-cell>
          <table:table-cell office:value-type="float" office:value="0.0001889981" calcext:value-type="float">
            <text:p>0.0001889981</text:p>
          </table:table-cell>
          <table:table-cell office:value-type="float" office:value="136608" calcext:value-type="float">
            <text:p>136608</text:p>
          </table:table-cell>
          <table:table-cell office:value-type="float" office:value="223184" calcext:value-type="float">
            <text:p>223184</text:p>
          </table:table-cell>
          <table:table-cell office:value-type="float" office:value="37.9686" calcext:value-type="float">
            <text:p>37.9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4:03:36.071033704</meta:creation-date>
    <dc:date>2017-06-22T14:03:47.583062534</dc:date>
    <meta:editing-duration>PT11S</meta:editing-duration>
    <meta:editing-cycles>1</meta:editing-cycles>
    <meta:document-statistic meta:table-count="1" meta:cell-count="976" meta:object-count="0"/>
    <meta:generator>LibreOffice/5.1.6.2$Linux_X86_64 LibreOffice_project/10m0$Build-2</meta:generator>
  </office:meta>
</office:document-meta>
</file>